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35cm" svg:y1="4.81cm" svg:x2="18.102cm" svg:y2="4.81cm">
          <text:p/>
        </draw:line>
        <draw:line draw:style-name="gr2" draw:text-style-name="P2" draw:layer="layout" svg:x1="3.497cm" svg:y1="1.381cm" svg:x2="3.497cm" svg:y2="7.985cm">
          <text:p/>
        </draw:line>
        <draw:frame draw:style-name="gr3" draw:text-style-name="P3" draw:layer="layout" svg:width="2.794cm" svg:height="1.038cm" svg:x="3.878cm" svg:y="1.232cm">
          <draw:text-box>
            <text:p>atan2</text:p>
          </draw:text-box>
        </draw:frame>
        <draw:frame draw:style-name="gr4" draw:text-style-name="P3" draw:layer="layout" svg:width="2.413cm" svg:height="1.016cm" svg:x="17.594cm" svg:y="5.064cm">
          <draw:text-box>
            <text:p>angle</text:p>
          </draw:text-box>
        </draw:frame>
        <draw:line draw:style-name="gr5" draw:text-style-name="P1" draw:layer="layout" svg:x1="3.497cm" svg:y1="4.81cm" svg:x2="5.402cm" svg:y2="2.27cm">
          <text:p/>
        </draw:line>
        <draw:line draw:style-name="gr5" draw:text-style-name="P1" draw:layer="layout" svg:x1="5.402cm" svg:y1="2.297cm" svg:x2="5.402cm" svg:y2="6.742cm">
          <text:p/>
        </draw:line>
        <draw:line draw:style-name="gr5" draw:text-style-name="P1" draw:layer="layout" svg:x1="5.402cm" svg:y1="6.842cm" svg:x2="7.688cm" svg:y2="2.397cm">
          <text:p/>
        </draw:line>
        <draw:line draw:style-name="gr5" draw:text-style-name="P1" draw:layer="layout" svg:x1="7.688cm" svg:y1="2.524cm" svg:x2="7.688cm" svg:y2="6.715cm">
          <text:p/>
        </draw:line>
        <draw:line draw:style-name="gr6" draw:text-style-name="P1" draw:layer="layout" svg:x1="7.688cm" svg:y1="2.397cm" svg:x2="3.37cm" svg:y2="2.397cm">
          <text:p/>
        </draw:line>
        <draw:frame draw:style-name="gr7" draw:text-style-name="P3" draw:layer="layout" svg:width="2.032cm" svg:height="0.962cm" svg:x="1.508cm" svg:y="1.889cm">
          <draw:text-box>
            <text:p>180</text:p>
          </draw:text-box>
        </draw:frame>
        <draw:line draw:style-name="gr6" draw:text-style-name="P1" draw:layer="layout" svg:x1="7.731cm" svg:y1="6.715cm" svg:x2="3.413cm" svg:y2="6.715cm">
          <text:p/>
        </draw:line>
        <draw:frame draw:style-name="gr7" draw:text-style-name="P3" draw:layer="layout" svg:width="2.032cm" svg:height="0.962cm" svg:x="1.381cm" svg:y="6.134cm">
          <draw:text-box>
            <text:p>-180</text:p>
          </draw:text-box>
        </draw:frame>
        <draw:line draw:style-name="gr1" draw:text-style-name="P1" draw:layer="layout" svg:x1="2.735cm" svg:y1="15.097cm" svg:x2="18.102cm" svg:y2="15.097cm">
          <text:p/>
        </draw:line>
        <draw:line draw:style-name="gr2" draw:text-style-name="P2" draw:layer="layout" svg:x1="3.54cm" svg:y1="8.62cm" svg:x2="3.497cm" svg:y2="16.072cm">
          <text:p/>
        </draw:line>
        <draw:frame draw:style-name="gr3" draw:text-style-name="P3" draw:layer="layout" svg:width="2.794cm" svg:height="1.038cm" svg:x="3.921cm" svg:y="8.344cm">
          <draw:text-box>
            <text:p>atan2</text:p>
          </draw:text-box>
        </draw:frame>
        <draw:frame draw:style-name="gr4" draw:text-style-name="P3" draw:layer="layout" svg:width="2.413cm" svg:height="1.016cm" svg:x="17.594cm" svg:y="15.351cm">
          <draw:text-box>
            <text:p>angle</text:p>
          </draw:text-box>
        </draw:frame>
        <draw:line draw:style-name="gr5" draw:text-style-name="P1" draw:layer="layout" svg:x1="3.497cm" svg:y1="15.097cm" svg:x2="7.731cm" svg:y2="9.636cm">
          <text:p/>
        </draw:line>
        <draw:line draw:style-name="gr6" draw:text-style-name="P1" draw:layer="layout" svg:x1="5.445cm" svg:y1="12.684cm" svg:x2="3.37cm" svg:y2="12.684cm">
          <text:p/>
        </draw:line>
        <draw:frame draw:style-name="gr7" draw:text-style-name="P3" draw:layer="layout" svg:width="2.032cm" svg:height="0.962cm" svg:x="1.508cm" svg:y="12.176cm">
          <draw:text-box>
            <text:p>180</text:p>
          </draw:text-box>
        </draw:frame>
        <draw:line draw:style-name="gr6" draw:text-style-name="P1" draw:layer="layout" svg:x1="7.604cm" svg:y1="9.763cm" svg:x2="3.286cm" svg:y2="9.763cm">
          <text:p/>
        </draw:line>
        <draw:frame draw:style-name="gr7" draw:text-style-name="P3" draw:layer="layout" svg:width="2.032cm" svg:height="0.962cm" svg:x="1.508cm" svg:y="9.309cm">
          <draw:text-box>
            <text:p>36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22:24:41.175905401</meta:creation-date>
    <dc:date>2020-05-04T22:43:46.572817947</dc:date>
    <meta:editing-duration>PT8M55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